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5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5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2" style:family="graphic" style:parent-style-name="standard">
      <style:graphic-properties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4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gr85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2.75cm" fo:min-width="22.2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666666" draw:opacity="100%"/>
      <style:paragraph-properties fo:text-align="center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style:style style:name="T19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nsertion case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4" draw:text-style-name="P1" draw:layer="layout" svg:x1="7.001cm" svg:y1="8.503cm" svg:x2="9.001cm" svg:y2="8.503cm">
          <text:p/>
        </draw:line>
        <draw:line draw:style-name="gr44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5" draw:text-style-name="P1" draw:layer="layout" svg:x1="10.001cm" svg:y1="8.501cm" svg:x2="12.001cm" svg:y2="8.501cm">
          <text:p/>
        </draw:line>
        <draw:line draw:style-name="gr45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4" draw:text-style-name="P1" draw:layer="layout" svg:x1="7cm" svg:y1="8.5cm" svg:x2="9cm" svg:y2="8.5cm">
          <text:p/>
        </draw:line>
        <draw:line draw:style-name="gr44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nsertion case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4" draw:text-style-name="P1" draw:layer="layout" svg:x1="7cm" svg:y1="8.001cm" svg:x2="9cm" svg:y2="8.001cm">
          <text:p/>
        </draw:line>
        <draw:line draw:style-name="gr44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1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3" draw:text-style-name="P1" draw:layer="layout" svg:width="1.797cm" svg:height="2.625cm" draw:transform="rotate (-1.03899450371222) translate (12.2071721481644cm 6.70243242694876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5" draw:text-style-name="P1" draw:layer="layout" svg:x1="9.665cm" svg:y1="5.644cm" svg:x2="10.688cm" svg:y2="5.644cm">
          <text:p/>
        </draw:line>
        <draw:line draw:style-name="gr55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3.001cm" svg:y1="8.32cm" svg:x2="13.701cm" svg:y2="8.32cm">
          <text:p/>
        </draw:line>
        <draw:line draw:style-name="gr55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nsertion case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cm" svg:y1="6cm" svg:x2="8cm" svg:y2="6cm">
          <text:p/>
        </draw:line>
        <draw:line draw:style-name="gr58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19cm" svg:y1="6cm" svg:x2="17cm" svg:y2="6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3" draw:text-style-name="P1" draw:layer="layout" svg:width="4.704cm" svg:height="7.755cm" draw:transform="rotate (-1.03899450371222) translate (16.663910854cm 4.07935495565863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5" draw:text-style-name="P1" draw:layer="layout" svg:x1="8.919cm" svg:y1="5.563cm" svg:x2="9.942cm" svg:y2="5.563cm">
          <text:p/>
        </draw:line>
        <draw:line draw:style-name="gr55" draw:text-style-name="P1" draw:layer="layout" svg:x1="8.919cm" svg:y1="5.643cm" svg:x2="9.94cm" svg:y2="5.643cm">
          <text:p/>
        </draw:line>
        <draw:frame draw:style-name="gr62" draw:text-style-name="P2" draw:layer="layout" svg:width="5.501cm" svg:height="0.962cm" svg:x="20.75cm" svg:y="2.024cm">
          <draw:text-box>
            <text:p><text:span text:style-name="T9">Insertion case05</text:span></text:p>
          </draw:text-box>
        </draw:fram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5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0" draw:text-style-name="P1" draw:layer="layout" svg:x1="7cm" svg:y1="8.002cm" svg:x2="9cm" svg:y2="8.002cm">
          <text:p/>
        </draw:line>
        <draw:line draw:style-name="gr60" draw:text-style-name="P1" draw:layer="layout" svg:x1="10cm" svg:y1="6.002cm" svg:x2="8cm" svg:y2="6.002cm">
          <text:p/>
        </draw:line>
        <draw:line draw:style-name="gr58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4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49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49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62" draw:text-style-name="P2" draw:layer="layout" svg:width="5.501cm" svg:height="0.962cm" svg:x="20.75cm" svg:y="2.76cm">
          <draw:text-box>
            <text:p><text:span text:style-name="T9">Insertion case06</text:span></text:p>
          </draw:text-box>
        </draw:frame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5" draw:text-style-name="P1" draw:layer="layout" svg:x1="14.264cm" svg:y1="5.819cm" svg:x2="15.287cm" svg:y2="5.819cm">
          <text:p/>
        </draw:line>
        <draw:line draw:style-name="gr55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4" draw:text-style-name="P1" draw:layer="layout" svg:x1="7cm" svg:y1="8.002cm" svg:x2="9cm" svg:y2="8.002cm">
          <text:p/>
        </draw:line>
        <draw:line draw:style-name="gr44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1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0" draw:text-style-name="P1" draw:layer="layout" svg:x1="13cm" svg:y1="8cm" svg:x2="15cm" svg:y2="8cm">
          <text:p/>
        </draw:line>
        <draw:line draw:style-name="gr60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3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5" draw:text-style-name="P1" draw:layer="layout" svg:x1="8.92cm" svg:y1="5.564cm" svg:x2="9.943cm" svg:y2="5.564cm">
          <text:p/>
        </draw:line>
        <draw:line draw:style-name="gr55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nsertion case07</text:span></text:p>
          </draw:text-box>
        </draw:frame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5" draw:text-style-name="P1" draw:layer="layout" svg:x1="8.925cm" svg:y1="5.559cm" svg:x2="9.948cm" svg:y2="5.559cm">
          <text:p/>
        </draw:line>
        <draw:line draw:style-name="gr55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.001cm" svg:y1="5.993cm" svg:x2="8.001cm" svg:y2="5.993cm">
          <text:p/>
        </draw:line>
        <draw:line draw:style-name="gr58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.003cm" svg:x2="18cm" svg:y2="8.003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.003cm">
          <text:p/>
        </draw:line>
        <draw:line draw:style-name="gr60" draw:text-style-name="P1" draw:layer="layout" svg:x1="22cm" svg:y1="6.003cm" svg:x2="20cm" svg:y2="6.003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3" draw:text-style-name="P1" draw:layer="layout" svg:width="4.704cm" svg:height="7.755cm" draw:transform="rotate (-1.03899450371222) translate (16.663910854cm 4.07935495565863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6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62" draw:text-style-name="P2" draw:layer="layout" svg:width="5.501cm" svg:height="0.962cm" svg:x="20.75cm" svg:y="2.02cm">
          <draw:text-box>
            <text:p><text:span text:style-name="T9">Insertion case08</text:span></text:p>
          </draw:text-box>
        </draw:frame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0" draw:text-style-name="P1" draw:layer="layout" svg:x1="7cm" svg:y1="8.001cm" svg:x2="9cm" svg:y2="8.001cm">
          <text:p/>
        </draw:line>
        <draw:line draw:style-name="gr60" draw:text-style-name="P1" draw:layer="layout" svg:x1="10cm" svg:y1="6.001cm" svg:x2="8cm" svg:y2="6.001cm">
          <text:p/>
        </draw:line>
        <draw:line draw:style-name="gr58" draw:text-style-name="P1" draw:layer="layout" svg:x1="13cm" svg:y1="6.001cm" svg:x2="11cm" svg:y2="6.001cm">
          <text:p/>
        </draw:line>
        <draw:line draw:style-name="gr58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59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6cm)" svg:viewBox="0 0 1733 2671" svg:d="M0 2612c819 481 2339-2105 1477-2612">
          <text:p/>
        </draw:path>
        <draw:frame draw:style-name="gr54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49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49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1cm" svg:x2="12cm" svg:y2="8.001cm">
          <text:p/>
        </draw:line>
        <draw:line draw:style-name="gr58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5" draw:text-style-name="P1" draw:layer="layout" svg:x1="13.12cm" svg:y1="5.563cm" svg:x2="14.143cm" svg:y2="5.563cm">
          <text:p/>
        </draw:line>
        <draw:line draw:style-name="gr55" draw:text-style-name="P1" draw:layer="layout" svg:x1="13.12cm" svg:y1="5.643cm" svg:x2="14.141cm" svg:y2="5.643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0" draw:text-style-name="P1" draw:layer="layout" svg:x1="7cm" svg:y1="8cm" svg:x2="9cm" svg:y2="8cm">
          <text:p/>
        </draw:lin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line draw:style-name="gr60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8" draw:text-style-name="P1" draw:layer="layout" svg:x1="19cm" svg:y1="6cm" svg:x2="17cm" svg:y2="6cm">
          <text:p/>
        </draw:line>
        <draw:line draw:style-name="gr58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59" draw:text-style-name="P1" draw:layer="layout" svg:x1="17.5cm" svg:y1="9.5cm" svg:x2="17.5cm" svg:y2="9.5cm">
          <text:p/>
        </draw:line>
        <draw:path draw:style-name="gr53" draw:text-style-name="P1" draw:layer="layout" svg:width="4.628cm" svg:height="7.803cm" draw:transform="rotate (-1.03899450371222) translate (16.707616430811cm 4.10364121835218cm)" svg:viewBox="0 0 4629 7804" svg:d="M0 7782c819 482 5383-7275 4521-7782">
          <text:p/>
        </draw:path>
        <draw:frame draw:style-name="gr49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49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6cm" svg:y1="8cm" svg:x2="18cm" svg:y2="8cm">
          <text:p/>
        </draw:line>
        <draw:line draw:style-name="gr58" draw:text-style-name="P1" draw:layer="layout" svg:x1="22.001cm" svg:y1="6cm" svg:x2="20.001cm" svg:y2="6cm">
          <text:p/>
        </draw:line>
        <draw:frame draw:style-name="gr54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5" draw:text-style-name="P1" draw:layer="layout" svg:x1="17.918cm" svg:y1="5.562cm" svg:x2="18.941cm" svg:y2="5.562cm">
          <text:p/>
        </draw:line>
        <draw:line draw:style-name="gr55" draw:text-style-name="P1" draw:layer="layout" svg:x1="17.918cm" svg:y1="5.642cm" svg:x2="18.939cm" svg:y2="5.642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10</text:span></text:p>
          </draw:text-box>
        </draw:fram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5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0" draw:text-style-name="P1" draw:layer="layout" svg:x1="7.001cm" svg:y1="8.001cm" svg:x2="9.001cm" svg:y2="8.001cm">
          <text:p/>
        </draw:line>
        <draw:line draw:style-name="gr60" draw:text-style-name="P1" draw:layer="layout" svg:x1="10.001cm" svg:y1="6.001cm" svg:x2="8.001cm" svg:y2="6.001cm">
          <text:p/>
        </draw:line>
        <draw:line draw:style-name="gr60" draw:text-style-name="P1" draw:layer="layout" svg:x1="10.001cm" svg:y1="8.001cm" svg:x2="12.001cm" svg:y2="8.001cm">
          <text:p/>
        </draw:line>
        <draw:line draw:style-name="gr60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8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1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01cm" svg:y1="9.501cm" svg:x2="17.501cm" svg:y2="9.501cm">
          <text:p/>
        </draw:line>
        <draw:path draw:style-name="gr53" draw:text-style-name="P1" draw:layer="layout" svg:width="4.628cm" svg:height="7.803cm" draw:transform="skewX (-5.15662617013172E-017) rotate (-1.03899450371222) translate (16.708616430811cm 4.10464121835218cm)" svg:viewBox="0 0 4629 7804" svg:d="M0 7782c819 482 5383-7275 4521-7782">
          <text:p/>
        </draw:path>
        <draw:frame draw:style-name="gr49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49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4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49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58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6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5" draw:text-style-name="P1" draw:layer="layout" svg:x1="16.001cm" svg:y1="8.32cm" svg:x2="16.701cm" svg:y2="8.32cm">
          <text:p/>
        </draw:line>
        <draw:line draw:style-name="gr55" draw:text-style-name="P1" draw:layer="layout" svg:x1="16.001cm" svg:y1="8.4cm" svg:x2="16.701cm" svg:y2="8.4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nsertion case11</text:span></text:p>
          </draw:text-box>
        </draw:frame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5" draw:text-style-name="P1" draw:layer="layout" svg:x1="20.264cm" svg:y1="5.82cm" svg:x2="21.287cm" svg:y2="5.82cm">
          <text:p/>
        </draw:line>
        <draw:line draw:style-name="gr55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6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0" draw:text-style-name="P1" draw:layer="layout" svg:x1="7cm" svg:y1="8.502cm" svg:x2="9cm" svg:y2="8.502cm">
          <text:p/>
        </draw:line>
        <draw:line draw:style-name="gr60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5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0" draw:text-style-name="P1" draw:layer="layout" svg:x1="7cm" svg:y1="8.499cm" svg:x2="9cm" svg:y2="8.499cm">
          <text:p/>
        </draw:line>
        <draw:line draw:style-name="gr60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6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1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8.43532297319837cm 5.89052225998984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0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1" draw:layer="layout" svg:x1="8.992cm" svg:y1="10.046cm" svg:x2="8.992cm" svg:y2="10.046cm">
          <text:p/>
        </draw:line>
        <draw:frame draw:style-name="gr81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59" draw:text-style-name="P1" draw:layer="layout" svg:x1="8.492cm" svg:y1="10.091cm" svg:x2="8.492cm" svg:y2="10.091cm">
          <text:p/>
        </draw:line>
        <draw:line draw:style-name="gr55" draw:text-style-name="P1" draw:layer="layout" svg:x1="10.002cm" svg:y1="8.819cm" svg:x2="10.702cm" svg:y2="8.819cm">
          <text:p/>
        </draw:line>
        <draw:line draw:style-name="gr55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5" draw:text-style-name="P1" draw:layer="layout" svg:width="0.871cm" svg:height="0.403cm" draw:transform="rotate (-2.03453030904979) translate (9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4.0561068454727cm 8.2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9cm)" svg:viewBox="0 0 1364 345" svg:d="M1364 156c0 0-1029 515-1364-156">
          <text:p/>
        </draw:path>
        <draw:custom-shape draw:style-name="gr82" draw:text-style-name="P28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0" draw:text-style-name="P1" draw:layer="layout" svg:x1="10cm" svg:y1="8.501cm" svg:x2="12cm" svg:y2="8.501cm">
          <text:p/>
        </draw:line>
        <draw:line draw:style-name="gr60" draw:text-style-name="P1" draw:layer="layout" svg:x1="13cm" svg:y1="6.501cm" svg:x2="11cm" svg:y2="6.501cm">
          <text:p/>
        </draw:line>
        <draw:g>
          <draw:line draw:style-name="gr65" draw:text-style-name="P1" draw:layer="layout" svg:x1="11.435cm" svg:y1="6.295cm" svg:x2="10.935cm" svg:y2="6.708cm">
            <text:p/>
          </draw:line>
          <draw:line draw:style-name="gr65" draw:text-style-name="P1" draw:layer="layout" svg:x1="11.085cm" svg:y1="6.295cm" svg:x2="11.285cm" svg:y2="6.708cm">
            <text:p/>
          </draw:line>
        </draw:g>
        <draw:g>
          <draw:line draw:style-name="gr1" draw:text-style-name="P1" draw:layer="layout" svg:x1="12.059cm" svg:y1="8.296cm" svg:x2="11.559cm" svg:y2="8.709cm">
            <text:p/>
          </draw:line>
          <draw:line draw:style-name="gr1" draw:text-style-name="P1" draw:layer="layout" svg:x1="11.709cm" svg:y1="8.296cm" svg:x2="11.909cm" svg:y2="8.709cm">
            <text:p/>
          </draw:line>
        </draw:g>
        <draw:custom-shape draw:style-name="gr56" draw:text-style-name="P10" draw:layer="layout" svg:width="2cm" svg:height="2cm" svg:x="12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12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4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12.815cm" svg:y="8.499cm">
          <draw:text-box>
            <text:p text:style-name="P8"><text:span text:style-name="T5">last</text:span></text:p>
          </draw:text-box>
        </draw:fram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frame draw:style-name="gr73" draw:text-style-name="P14" draw:layer="layout" svg:width="2.085cm" svg:height="1.673cm" svg:x="11.956cm" svg:y="6.664cm">
          <draw:text-box>
            <text:p><text:span text:style-name="T11">elem-</text:span></text:p>
            <text:p><text:span text:style-name="T11">ent04</text:span></text:p>
          </draw:text-box>
        </draw:frame>
        <draw:g>
          <draw:line draw:style-name="gr79" draw:text-style-name="P1" draw:layer="layout" svg:x1="14.2cm" svg:y1="6.636cm" svg:x2="11.85cm" svg:y2="8.349cm">
            <text:p/>
          </draw:line>
          <draw:line draw:style-name="gr79" draw:text-style-name="P1" draw:layer="layout" svg:x1="12.555cm" svg:y1="6.636cm" svg:x2="13.495cm" svg:y2="8.349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1cm" draw:transform="rotate (-1.03899450371222) translate (11.4357600289662cm 5.89126512261666cm)" svg:viewBox="0 0 3224 5182" svg:d="M3085 0c819 482-2223 5654-3085 5147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0" draw:text-style-name="P17" draw:layer="layout" svg:width="1.205cm" svg:height="0.962cm" svg:x="6.855cm" svg:y="7.877cm">
          <draw:text-box>
            <text:p><text:span text:style-name="T12">04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11cm" svg:y="8.5cm">
          <draw:text-box>
            <text:p text:style-name="P8"><text:span text:style-name="T17">last</text:span></text:p>
          </draw:text-box>
        </draw:frame>
        <draw:line draw:style-name="gr59" draw:text-style-name="P1" draw:layer="layout" svg:x1="11.992cm" svg:y1="10.047cm" svg:x2="11.992cm" svg:y2="10.047cm">
          <text:p/>
        </draw:line>
        <draw:frame draw:style-name="gr81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59" draw:text-style-name="P1" draw:layer="layout" svg:x1="11.492cm" svg:y1="10.092cm" svg:x2="11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  <draw:custom-shape draw:style-name="gr27" draw:text-style-name="P10" draw:layer="layout" svg:width="2cm" svg:height="2cm" svg:x="9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0cm" svg:y1="6.497cm" svg:x2="8cm" svg:y2="6.497cm">
          <text:p/>
        </draw:line>
        <draw:frame draw:style-name="gr73" draw:text-style-name="P14" draw:layer="layout" svg:width="2.085cm" svg:height="1.673cm" svg:x="8.957cm" svg:y="6.661cm">
          <draw:text-box>
            <text:p><text:span text:style-name="T11">elem-</text:span></text:p>
            <text:p><text:span text:style-name="T11">ent03</text:span></text:p>
          </draw:text-box>
        </draw:frame>
        <draw:line draw:style-name="gr28" draw:text-style-name="P1" draw:layer="layout" svg:x1="7cm" svg:y1="8.501cm" svg:x2="9cm" svg:y2="8.501cm">
          <text:p/>
        </draw:lin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5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cm" svg:y1="7.001cm" svg:x2="6cm" svg:y2="7.001cm">
          <text:p/>
        </draw:line>
        <draw:line draw:style-name="gr44" draw:text-style-name="P1" draw:layer="layout" svg:x1="7cm" svg:y1="5.001cm" svg:x2="5cm" svg:y2="5.001cm">
          <text:p/>
        </draw:line>
        <draw:custom-shape draw:style-name="gr56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5" draw:text-style-name="P1" draw:layer="layout" svg:x1="10.002cm" svg:y1="7.319cm" svg:x2="10.702cm" svg:y2="7.319cm">
          <text:p/>
        </draw:line>
        <draw:line draw:style-name="gr55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1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1.797cm" svg:height="2.626cm" draw:transform="rotate (-1.03899450371222) translate (9.20717214816453cm 5.70243242694855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59" draw:text-style-name="P1" draw:layer="layout" svg:x1="8.992cm" svg:y1="8.547cm" svg:x2="8.992cm" svg:y2="8.547cm">
          <text:p/>
        </draw:line>
        <draw:frame draw:style-name="gr81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  <draw:custom-shape draw:style-name="gr83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5" draw:text-style-name="P1" draw:layer="layout" svg:width="0.729cm" svg:height="0.587cm" draw:transform="rotate (-2.03453030904979) translate (11.0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25cm 6.347cm)" svg:viewBox="0 0 1364 345" svg:d="M1364 156c0 0-1029 515-1364-156">
          <text:p/>
        </draw:path>
        <draw:custom-shape draw:style-name="gr27" draw:text-style-name="P10" draw:layer="layout" svg:width="2cm" svg:height="2cm" svg:x="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8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7cm" svg:y1="8.503cm" svg:x2="9cm" svg:y2="8.503cm">
          <text:p/>
        </draw:line>
        <draw:line draw:style-name="gr44" draw:text-style-name="P1" draw:layer="layout" svg:x1="10cm" svg:y1="6.499cm" svg:x2="8cm" svg:y2="6.499cm">
          <text:p/>
        </draw:line>
        <draw:line draw:style-name="gr60" draw:text-style-name="P1" draw:layer="layout" svg:x1="10cm" svg:y1="8.503cm" svg:x2="12cm" svg:y2="8.503cm">
          <text:p/>
        </draw:line>
        <draw:line draw:style-name="gr60" draw:text-style-name="P1" draw:layer="layout" svg:x1="13cm" svg:y1="6.499cm" svg:x2="11cm" svg:y2="6.499cm">
          <text:p/>
        </draw:line>
        <draw:g>
          <draw:line draw:style-name="gr65" draw:text-style-name="P1" draw:layer="layout" svg:x1="11.435cm" svg:y1="6.293cm" svg:x2="10.935cm" svg:y2="6.706cm">
            <text:p/>
          </draw:line>
          <draw:line draw:style-name="gr65" draw:text-style-name="P1" draw:layer="layout" svg:x1="11.085cm" svg:y1="6.293cm" svg:x2="11.285cm" svg:y2="6.706cm">
            <text:p/>
          </draw:line>
        </draw:g>
        <draw:g>
          <draw:line draw:style-name="gr1" draw:text-style-name="P1" draw:layer="layout" svg:x1="12.059cm" svg:y1="8.298cm" svg:x2="11.559cm" svg:y2="8.711cm">
            <text:p/>
          </draw:line>
          <draw:line draw:style-name="gr1" draw:text-style-name="P1" draw:layer="layout" svg:x1="11.709cm" svg:y1="8.298cm" svg:x2="11.909cm" svg:y2="8.711cm">
            <text:p/>
          </draw:line>
        </draw:g>
        <draw:custom-shape draw:style-name="gr56" draw:text-style-name="P10" draw:layer="layout" svg:width="2cm" svg:height="2cm" svg:x="12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8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5.9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8" draw:text-style-name="P28" draw:layer="layout" svg:width="2cm" svg:height="2cm" svg:x="12.0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2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1.9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4.2cm" svg:y1="6.634cm" svg:x2="11.85cm" svg:y2="8.347cm">
            <text:p/>
          </draw:line>
          <draw:line draw:style-name="gr79" draw:text-style-name="P1" draw:layer="layout" svg:x1="12.555cm" svg:y1="6.634cm" svg:x2="13.495cm" svg:y2="8.347cm">
            <text:p/>
          </draw:line>
        </draw:g>
        <draw:custom-shape draw:style-name="gr61" draw:text-style-name="P5" draw:layer="layout" svg:width="2.1cm" svg:height="2.1cm" svg:x="11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11.4353229731981cm 5.89052225998984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9.816cm" svg:y="8.501cm">
          <draw:text-box>
            <text:p text:style-name="P8"><text:span text:style-name="T17">last</text:span></text:p>
          </draw:text-box>
        </draw:frame>
        <draw:line draw:style-name="gr59" draw:text-style-name="P1" draw:layer="layout" svg:x1="11.992cm" svg:y1="10.046cm" svg:x2="11.992cm" svg:y2="10.046cm">
          <text:p/>
        </draw:line>
        <draw:frame draw:style-name="gr81" draw:text-style-name="P17" draw:layer="layout" svg:width="6.314cm" svg:height="0.962cm" svg:x="8.198cm" svg:y="9.246cm">
          <draw:text-box>
            <text:p><text:span text:style-name="T12">Moving last element.</text:span></text:p>
          </draw:text-box>
        </draw:frame>
        <draw:frame draw:style-name="gr49" draw:text-style-name="P19" draw:layer="layout" svg:width="2.623cm" svg:height="0.962cm" svg:x="5.994cm" svg:y="9.241cm">
          <draw:text-box>
            <text:p><text:span text:style-name="T14">Ope. 2.</text:span></text:p>
          </draw:text-box>
        </draw:frame>
        <draw:line draw:style-name="gr59" draw:text-style-name="P1" draw:layer="layout" svg:x1="11.492cm" svg:y1="10.091cm" svg:x2="11.492cm" svg:y2="10.091cm">
          <text:p/>
        </draw:line>
        <draw:line draw:style-name="gr55" draw:text-style-name="P1" draw:layer="layout" svg:x1="13.002cm" svg:y1="8.819cm" svg:x2="13.702cm" svg:y2="8.819cm">
          <text:p/>
        </draw:line>
        <draw:line draw:style-name="gr55" draw:text-style-name="P1" draw:layer="layout" svg:x1="13.002cm" svg:y1="8.899cm" svg:x2="13.702cm" svg:y2="8.899cm">
          <text:p/>
        </draw:line>
        <draw:path draw:style-name="gr23" draw:text-style-name="P1" draw:layer="layout" svg:width="0.871cm" svg:height="0.403cm" draw:transform="rotate (-2.03453030904979) translate (3.6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1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0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.006cm" svg:y1="8.499cm" svg:x2="6.006cm" svg:y2="8.499cm">
          <text:p/>
        </draw:line>
        <draw:line draw:style-name="gr44" draw:text-style-name="P1" draw:layer="layout" svg:x1="7.006cm" svg:y1="6.499cm" svg:x2="5.006cm" svg:y2="6.499cm">
          <text:p/>
        </draw:line>
        <draw:frame draw:style-name="gr73" draw:text-style-name="P14" draw:layer="layout" svg:width="2.085cm" svg:height="1.673cm" svg:x="2.9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0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0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8.501cm" svg:viewBox="0 0 5500 750" svg:d="M0 0c500 1000 5000 1000 5500 0">
          <text:p/>
        </draw:path>
        <draw:g>
          <draw:line draw:style-name="gr1" draw:text-style-name="P1" draw:layer="layout" svg:x1="4.93cm" svg:y1="6.128cm" svg:x2="4.43cm" svg:y2="6.541cm">
            <text:p/>
          </draw:line>
          <draw:line draw:style-name="gr1" draw:text-style-name="P1" draw:layer="layout" svg:x1="4.58cm" svg:y1="6.128cm" svg:x2="4.78cm" svg:y2="6.541cm">
            <text:p/>
          </draw:line>
        </draw:g>
        <draw:g>
          <draw:line draw:style-name="gr1" draw:text-style-name="P1" draw:layer="layout" svg:x1="9.57cm" svg:y1="8.479cm" svg:x2="9.07cm" svg:y2="8.892cm">
            <text:p/>
          </draw:line>
          <draw:line draw:style-name="gr1" draw:text-style-name="P1" draw:layer="layout" svg:x1="9.22cm" svg:y1="8.479cm" svg:x2="9.4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custom-shape draw:style-name="gr85" draw:text-style-name="P29" draw:layer="layout" svg:width="22.75cm" svg:height="3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1" draw:layer="layout" svg:width="17.774cm" svg:height="3.026cm" svg:x="2.8cm" svg:y="3cm">
          <draw:text-box>
            <text:p text:style-name="P30"><text:span text:style-name="T19">$ git clone git@github.com:admiswalker/InPlaceChainedHashTable-IpCHashT-</text:span></text:p>
            <text:p text:style-name="P30"><text:span text:style-name="T19">$ cd ./InPlaceChainedHashTable-IpCHashT-</text:span></text:p>
            <text:p text:style-name="P30"><text:span text:style-name="T19">$ make</text:span></text:p>
            <text:p text:style-name="P30"><text:span text:style-name="T19">$ ./exe_t</text:span></text:p>
            <text:p text:style-name="P30"><text:span text:style-name="T19">$ ./exe_b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明朝" svg:font-family="'IPA P明朝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16T01:22:39.465268391</dc:date>
    <meta:editing-duration>PT23H19M17S</meta:editing-duration>
    <meta:editing-cycles>716</meta:editing-cycles>
    <meta:generator>LibreOffice/5.1.6.2$Linux_X86_64 LibreOffice_project/10m0$Build-2</meta:generator>
    <meta:document-statistic meta:object-count="847"/>
  </office:meta>
</office:document-meta>
</file>